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 style:font-family-generic="system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List_20_Paragraph" style:list-style-name="WWNum5"/>
    <style:style style:name="P3" style:family="paragraph" style:parent-style-name="List_20_Paragraph" style:list-style-name="WWNum2a"/>
    <style:style style:name="P4" style:family="paragraph" style:parent-style-name="Standard">
      <loext:graphic-properties draw:fill="solid" draw:fill-color="#1e1e1e"/>
      <style:paragraph-properties style:line-height-at-least="0.198in" fo:orphans="2" fo:widows="2" fo:hyphenation-ladder-count="no-limit" fo:background-color="#1e1e1e" style:vertical-align="auto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solid" draw:fill-color="#1e1e1e"/>
      <style:paragraph-properties style:line-height-at-least="0.198in" fo:orphans="2" fo:widows="2" fo:hyphenation-ladder-count="no-limit" fo:background-color="#1e1e1e" style:vertical-align="auto"/>
      <style:text-properties officeooo:paragraph-rsid="00048d83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orphans="2" fo:widows="2" fo:hyphenation-ladder-count="no-limit" fo:background-color="#1e1e1e" style:vertical-align="auto"/>
      <style:text-properties officeooo:paragraph-rsid="00048d83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solid" draw:fill-color="#1e1e1e"/>
      <style:paragraph-properties style:line-height-at-least="0.198in" fo:orphans="2" fo:widows="2" fo:hyphenation-ladder-count="no-limit" fo:background-color="#1e1e1e" style:vertical-align="auto"/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solid" draw:fill-color="#1e1e1e"/>
      <style:paragraph-properties style:line-height-at-least="0.198in" fo:orphans="2" fo:widows="2" fo:hyphenation-ladder-count="no-limit" fo:background-color="#1e1e1e" style:vertical-align="auto"/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 fo:hyphenate="tru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margin-top="0in" fo:margin-bottom="0in" style:contextual-spacing="false"/>
      <style:text-properties style:font-name="Times New Roman" fo:font-size="14pt" fo:font-weight="bold" style:font-size-asian="14pt" style:language-asian="en" style:country-asian="US" style:font-weight-asian="bold" style:font-name-complex="Times New Roman1" style:font-size-complex="14pt" style:font-weight-complex="bold"/>
    </style:style>
    <style:style style:name="P16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top="0in" fo:margin-bottom="0in" style:contextual-spacing="false"/>
      <style:text-properties style:font-name="Times New Roman" fo:font-size="14pt" style:font-size-asian="14pt" style:language-asian="en" style:country-asian="US" style:font-name-complex="Times New Roman1" style:font-size-complex="14pt" style:font-weight-complex="bold"/>
    </style:style>
    <style:style style:name="P19" style:family="paragraph" style:parent-style-name="Standard_20__28_user_29_">
      <style:paragraph-properties fo:margin-top="0in" fo:margin-bottom="0in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margin-top="0in" fo:margin-bottom="0in" style:contextual-spacing="false" fo:line-height="100%" fo:text-align="end" style:justify-single-word="false"/>
    </style:style>
    <style:style style:name="P23" style:family="paragraph" style:parent-style-name="Standard_20__28_user_29_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</style:style>
    <style:style style:name="P24" style:family="paragraph" style:parent-style-name="Standard_20__28_user_29_">
      <style:paragraph-properties fo:margin-top="0in" fo:margin-bottom="0in" style:contextual-spacing="false" fo:line-height="100%" fo:text-align="center" style:justify-single-word="false"/>
    </style:style>
    <style:style style:name="P25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</style:style>
    <style:style style:name="P26" style:family="paragraph" style:parent-style-name="Standard_20__28_user_29_">
      <style:paragraph-properties fo:line-height="150%"/>
    </style:style>
    <style:style style:name="P27" style:family="paragraph" style:parent-style-name="Standard_20__28_user_29_">
      <style:paragraph-properties fo:margin-top="0in" fo:margin-bottom="0in" style:contextual-spacing="false"/>
    </style:style>
    <style:style style:name="P28" style:family="paragraph" style:parent-style-name="Standard_20__28_user_29_">
      <style:text-properties fo:font-size="11pt" style:font-size-asian="11pt" style:language-asian="ru" style:country-asian="RU" style:font-size-complex="11pt"/>
    </style:style>
    <style:style style:name="P29" style:family="paragraph" style:parent-style-name="Standard_20__28_user_29_">
      <style:text-properties officeooo:paragraph-rsid="00021515"/>
    </style:style>
    <style:style style:name="P30" style:family="paragraph" style:parent-style-name="Standard_20__28_user_29_">
      <style:paragraph-properties fo:margin-top="0in" fo:margin-bottom="0in" style:contextual-spacing="false" fo:line-height="150%">
        <style:tab-stops>
          <style:tab-stop style:position="2.4673in"/>
        </style:tab-stops>
      </style:paragraph-properties>
      <style:text-properties officeooo:rsid="00021515" officeooo:paragraph-rsid="00021515"/>
    </style:style>
    <style:style style:name="P31" style:family="paragraph" style:parent-style-name="Standard_20__28_user_29_">
      <style:text-properties style:font-name="Consolas1" fo:font-size="11pt" style:font-size-asian="11pt" style:font-size-complex="11pt"/>
    </style:style>
    <style:style style:name="P32" style:family="paragraph" style:parent-style-name="Standard_20__28_user_29_">
      <loext:graphic-properties draw:fill="solid" draw:fill-color="#1e1e1e"/>
      <style:paragraph-properties fo:margin-top="0in" fo:margin-bottom="0in" style:contextual-spacing="false" style:line-height-at-least="0.198in" fo:orphans="2" fo:widows="2" fo:hyphenation-ladder-count="no-limit" fo:background-color="#1e1e1e" style:vertical-align="auto"/>
      <style:text-properties style:font-name="Consolas1" fo:font-size="11pt" officeooo:paragraph-rsid="00048d83" style:font-size-asian="11pt" style:font-size-complex="11pt" fo:hyphenate="true" fo:hyphenation-remain-char-count="2" fo:hyphenation-push-char-count="2" loext:hyphenation-no-caps="false"/>
    </style:style>
    <style:style style:name="P33" style:family="paragraph" style:parent-style-name="Standard_20__28_user_29_">
      <style:text-properties style:font-name="Consolas1" fo:font-size="11pt" officeooo:paragraph-rsid="00048d83" style:font-size-asian="11pt" style:font-size-complex="11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21515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21515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officeooo:rsid="00008872" style:font-name-asian="Times New Roman1" style:font-size-asian="14pt" style:font-name-complex="Times New Roman1" style:font-size-complex="14pt"/>
    </style:style>
    <style:style style:name="T13" style:family="text">
      <style:text-properties fo:color="#c586c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4" style:family="text">
      <style:text-properties fo:color="#c586c0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15" style:family="text">
      <style:text-properties fo:color="#569cd6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6" style:family="text">
      <style:text-properties fo:color="#ce917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7" style:family="text">
      <style:text-properties fo:color="#d4d4d4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18" style:family="text">
      <style:text-properties fo:color="#d4d4d4" loext:opacity="100%" style:font-name="Consolas" fo:font-size="10.5pt" fo:language="en" fo:country="US" officeooo:rsid="00021515" style:font-name-asian="Times New Roman1" style:font-size-asian="10.5pt" style:language-asian="ru" style:country-asian="RU" style:font-name-complex="Times New Roman1" style:font-size-complex="10.5pt"/>
    </style:style>
    <style:style style:name="T19" style:family="text">
      <style:text-properties fo:color="#d4d4d4" loext:opacity="100%" style:font-name="Consolas" fo:font-size="10.5pt" fo:language="en" fo:country="US" fo:font-weight="bold" style:font-name-asian="Times New Roman1" style:font-size-asian="10.5pt" style:language-asian="ru" style:country-asian="RU" style:font-weight-asian="bold" style:font-name-complex="Times New Roman1" style:font-size-complex="10.5pt"/>
    </style:style>
    <style:style style:name="T20" style:family="text">
      <style:text-properties fo:color="#d4d4d4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d4d4d4" loext:opacity="100%" fo:language="en" fo:country="US" fo:font-weight="bold" style:font-name-asian="Times New Roman1" style:language-asian="ru" style:country-asian="RU" style:font-weight-asian="bold" style:font-name-complex="Times New Roman1"/>
    </style:style>
    <style:style style:name="T22" style:family="text">
      <style:text-properties fo:color="#dcdcaa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3" style:family="text">
      <style:text-properties fo:color="#dcdcaa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4" style:family="text">
      <style:text-properties fo:color="#4ec9b0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5" style:family="text">
      <style:text-properties fo:color="#9cdcfe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6" style:family="text">
      <style:text-properties fo:color="#9cdcfe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7" style:family="text">
      <style:text-properties fo:color="#b5cea8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28" style:family="text">
      <style:text-properties fo:color="#b5cea8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29" style:family="text">
      <style:text-properties fo:color="#6a9955" loext:opacity="100%" style:font-name="Consolas" fo:font-size="10.5pt" fo:language="en" fo:country="US" style:font-name-asian="Times New Roman1" style:font-size-asian="10.5pt" style:language-asian="ru" style:country-asian="RU" style:font-name-complex="Times New Roman1" style:font-size-complex="10.5pt"/>
    </style:style>
    <style:style style:name="T30" style:family="text">
      <style:text-properties fo:color="#6a9955" loext:opacity="100%" style:font-name="Consolas" fo:font-size="10.5pt" style:font-name-asian="Times New Roman1" style:font-size-asian="10.5pt" style:language-asian="ru" style:country-asian="RU" style:font-name-complex="Times New Roman1" style:font-size-complex="10.5pt"/>
    </style:style>
    <style:style style:name="T31" style:family="text">
      <style:text-properties style:font-name="sans-serif" style:font-name-asian="Times New Roman1" style:font-name-complex="Times New Roman1"/>
    </style:style>
    <style:style style:name="T32" style:family="text">
      <style:text-properties style:font-name="sans-serif" fo:font-size="11pt" style:font-size-asian="11pt" style:font-size-complex="11pt"/>
    </style:style>
    <style:style style:name="T33" style:family="text">
      <style:text-properties fo:font-size="14pt" fo:font-weight="bold" style:font-size-asian="14pt" style:font-weight-asian="bold" style:font-name-complex="Times New Roman1" style:font-size-complex="14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weight="bold" style:font-weight-asian="bold" style:font-name-complex="Times New Roman1"/>
    </style:style>
    <style:style style:name="T36" style:family="text">
      <style:text-properties style:font-name="Consolas1" fo:font-size="11pt" fo:font-weight="bold" style:font-size-asian="11pt" style:font-weight-asian="bold" style:font-name-complex="Times New Roman1" style:font-size-complex="11pt"/>
    </style:style>
    <style:style style:name="T37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Московский Авиационный Институт</text:span></text:p>
      <text:p text:style-name="P9"><text:span text:style-name="T1">(Национальный Исследовательский Университет)</text:span></text:p>
      <text:p text:style-name="P9"><text:span text:style-name="T1">Факультет информационных технологий и прикладной математики</text:span></text:p>
      <text:p text:style-name="P9"><text:span text:style-name="T1">Кафедра вычислительной математики и программирования</text:span></text:p>
      <text:p text:style-name="P11"/>
      <text:p text:style-name="P11"/>
      <text:p text:style-name="P9"><text:span text:style-name="T3">Лабораторная работа №2 по курсу</text:span></text:p>
      <text:p text:style-name="P9"><text:span text:style-name="T4">«Операционные системы»</text:span></text:p>
      <text:p text:style-name="P13"/>
      <text:p text:style-name="P9"><text:span text:style-name="T4">Тема работы</text:span></text:p>
      <text:p text:style-name="P12"/>
      <text:p text:style-name="P11"/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11">Студент: </text:span><text:span text:style-name="T12">Рылов Александр Дмитриевич</text:span></text:p>
      <text:p text:style-name="P23"><text:span text:style-name="T11">Группа: М8О-20</text:span><text:span text:style-name="T12">7</text:span><text:span text:style-name="T11">Б-2</text:span><text:span text:style-name="T12">1</text:span></text:p>
      <text:p text:style-name="P23"><text:span text:style-name="T11">Вариант: 1</text:span><text:span text:style-name="T12">4</text:span></text:p>
      <text:p text:style-name="P22"><text:span text:style-name="T11">Преподаватель: Миронов Евгений Сергеевич</text:span></text:p>
      <text:p text:style-name="P22"><text:soft-page-break/><text:span text:style-name="T11">Оценка: ___________</text:span></text:p>
      <text:p text:style-name="P22"><text:span text:style-name="T11">Дата: ___________</text:span></text:p>
      <text:p text:style-name="P22"><text:span text:style-name="T11">Подпись: ___________</text:span></text:p>
      <text:p text:style-name="P21"/>
      <text:p text:style-name="P21"/>
      <text:p text:style-name="P24"><text:span text:style-name="T11">Москва, 202</text:span><text:span text:style-name="T12">2</text:span></text:p>
      <text:p text:style-name="P9"><text:span text:style-name="T3">Содержание</text:span></text:p>
      <text:list xml:id="list3595499740" text:style-name="WWNum5">
        <text:list-item text:start-value="1">
          <text:p text:style-name="P2"><text:span text:style-name="T1">Репозиторий</text:span></text:p>
        </text:list-item>
        <text:list-item text:style-override="WWNum2a">
          <text:p text:style-name="P3"><text:span text:style-name="T1">Постановка задачи</text:span></text:p>
        </text:list-item>
        <text:list-item text:style-override="WWNum2a">
          <text:p text:style-name="P3"><text:span text:style-name="T1">Общие сведения о программе</text:span></text:p>
        </text:list-item>
        <text:list-item text:style-override="WWNum2a">
          <text:p text:style-name="P3"><text:span text:style-name="T1">Общий метод и алгоритм решения</text:span></text:p>
        </text:list-item>
        <text:list-item text:style-override="WWNum2a">
          <text:p text:style-name="P3"><text:span text:style-name="T1">Исходный код</text:span></text:p>
        </text:list-item>
        <text:list-item text:style-override="WWNum2a">
          <text:p text:style-name="P3"><text:span text:style-name="T1">Демонстрация работы программы</text:span></text:p>
        </text:list-item>
        <text:list-item text:style-override="WWNum2a">
          <text:p text:style-name="P3"><text:span text:style-name="T1">Выводы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_20__28_user_29_"><text:span text:style-name="T3">Репозиторий</text:span></text:p>
      <text:p text:style-name="Standard_20__28_user_29_"><text:span text:style-name="Internet_20_link">https://github.com/Brokiloene/os/tree/main/lab_2</text:span></text:p>
      <text:p text:style-name="Standard_20__28_user_29_"><text:span text:style-name="T3">Постановка задачи</text:span></text:p>
      <text:p text:style-name="P28"><text:span text:style-name="T31">Родительский процесс создает два дочерних процесса. Перенаправление стандартных потоков</text:span><text:span text:style-name="T10"><text:line-break/></text:span><text:span text:style-name="T31">ввода-вывода показано на картинке выше.</text:span><text:span text:style-name="T10"> </text:span><text:span text:style-name="T31">Child1</text:span><text:span text:style-name="T10"> </text:span><text:span text:style-name="T31">и</text:span><text:span text:style-name="T10"> </text:span><text:span text:style-name="T31">Child2</text:span><text:span text:style-name="T10"> </text:span><text:span text:style-name="T31">можно «соединить» между собой</text:span><text:span text:style-name="T10"><text:line-break/></text:span><text:span text:style-name="T31">дополнительным каналом. Родительский и дочерний процесс должны быть представлены</text:span><text:span text:style-name="T10"><text:line-break/></text:span><text:span text:style-name="T31">разными программами.</text:span><text:span text:style-name="T10"><text:line-break/></text:span><text:span text:style-name="T31">Родительский процесс принимает от пользователя строки произвольной длины и пересылает их в</text:span><text:span text:style-name="T10"><text:line-break/></text:span><text:span text:style-name="T31">pipe1.</text:span><text:span text:style-name="T10"> </text:span><text:span text:style-name="T31">Процесс</text:span><text:span text:style-name="T10"> </text:span><text:span text:style-name="T31">child1</text:span><text:span text:style-name="T10"> </text:span><text:span text:style-name="T31">и</text:span><text:span text:style-name="T10"> </text:span><text:span text:style-name="T31">child2</text:span><text:span text:style-name="T10"> </text:span><text:span text:style-name="T31">производят работу над строками.</text:span><text:span text:style-name="T10"> </text:span><text:span text:style-name="T31">Child2</text:span><text:span text:style-name="T10"> </text:span><text:span text:style-name="T31">пересылает результат своей</text:span><text:span text:style-name="T10"><text:line-break/></text:span><text:span text:style-name="T31">работы родительскому процессу. Родительский процесс полученный результат выводит в</text:span><text:span text:style-name="T10"><text:line-break/></text:span><text:span text:style-name="T31">стандартный поток вывода.</text:span></text:p>
      <text:p text:style-name="P29">Правило фильтрации: <text:span text:style-name="T32">Child1</text:span><text:span text:style-name="T34"> </text:span><text:span text:style-name="T32">переводит строки в нижний регистр.</text:span><text:span text:style-name="T34"> </text:span><text:span text:style-name="T32">Child2 убирает все задвоенные пробелы.</text:span></text:p>
      <text:p text:style-name="P25"><text:span text:style-name="T3">Общие сведения о программе</text:span></text:p>
      <text:p text:style-name="P30"><text:soft-page-break/><text:span text:style-name="T1">Программа содержится в трех файлах — main.c, child.c, child2.c</text:span></text:p>
      <text:p text:style-name="P17"/>
      <text:p text:style-name="P25"><text:span text:style-name="T3">Общий метод и алгоритм решения</text:span></text:p>
      <text:p text:style-name="P25"><text:span text:style-name="T1">Запуск осуществляется при помощи ввода в командную строку </text:span><text:span text:style-name="T5">unix</text:span><text:span text:style-name="T1">:</text:span></text:p>
      <text:p text:style-name="P25"><text:span text:style-name="T1">./</text:span><text:span text:style-name="T5">main &lt;</text:span><text:span text:style-name="T6">размер строки</text:span><text:span text:style-name="T5">&gt;</text:span></text:p>
      <text:p text:style-name="P25"><text:span text:style-name="T1">При помощи вызова </text:span><text:span text:style-name="T5">fork</text:span><text:span text:style-name="T1"> создаются два процесса.</text:span></text:p>
      <text:p text:style-name="P25"><text:span text:style-name="T1">В родительском процессе вновь вызывается </text:span><text:span text:style-name="T5">fork</text:span><text:span text:style-name="T1">, теперь активны 3 процесса – два дочерних и родительский.</text:span></text:p>
      <text:p text:style-name="P25"><text:span text:style-name="T1">Родитель считывает строки </text:span><text:span text:style-name="T6">text</text:span><text:span text:style-name="T1">, и отсылает их </text:span><text:span text:style-name="T2">в дочерний процесс child</text:span><text:span text:style-name="T1">. </text:span><text:span text:style-name="T2">Child <text:s text:c="2"/>выполняет операцию над строками и отправляет результат на обработку в child2. Child2 отсылает строки в родительский процесс, который выводит результат в терминал.</text:span></text:p>
      <text:p text:style-name="P14"/>
      <text:p text:style-name="P25"><text:span text:style-name="T3">Исходный код</text:span></text:p>
      <text:p text:style-name="P18"><text:bookmark text:name="_GoBack"/></text:p>
      <text:p text:style-name="P27"><text:span text:style-name="T7">main.cc</text:span></text:p>
      <text:p text:style-name="P4"><text:span text:style-name="T17">//14 вариант Child1 переводит строки в нижний регистр. Child2 убирает все задвоенные пробелы.</text:span></text:p>
      <text:p text:style-name="P4"><text:span text:style-name="T17"/></text:p>
      <text:p text:style-name="P4"><text:span text:style-name="T17">#include &lt;stdio.h&gt;</text:span></text:p>
      <text:p text:style-name="P4"><text:span text:style-name="T17">#include &lt;stdlib.h&gt; </text:span></text:p>
      <text:p text:style-name="P4"><text:span text:style-name="T17">#include &lt;unistd.h&gt;</text:span></text:p>
      <text:p text:style-name="P4"><text:span text:style-name="T17">#include &lt;sys/wait.h&gt;</text:span></text:p>
      <text:p text:style-name="P4"><text:span text:style-name="T17"/></text:p>
      <text:p text:style-name="P4"><text:span text:style-name="T17">int main(int argc, char const *argv[]) //</text:span><text:span text:style-name="T18">main.c</text:span></text:p>
      <text:p text:style-name="P4"><text:span text:style-name="T17">{</text:span></text:p>
      <text:p text:style-name="P4"><text:span text:style-name="T17"/></text:p>
      <text:p text:style-name="P4"><text:span text:style-name="T17"><text:tab/>int size;</text:span></text:p>
      <text:p text:style-name="P4"><text:span text:style-name="T17"><text:tab/>size = atoi(argv[1]) + 1;</text:span></text:p>
      <text:p text:style-name="P4"><text:span text:style-name="T17"><text:tab/>if (size &lt;= 0) {</text:span></text:p>
      <text:p text:style-name="P4"><text:span text:style-name="T17"><text:tab/><text:tab/>return 0;</text:span></text:p>
      <text:p text:style-name="P4"><text:span text:style-name="T17"><text:tab/>}</text:span></text:p>
      <text:p text:style-name="P4"><text:span text:style-name="T17"><text:tab/></text:span></text:p>
      <text:p text:style-name="P4"><text:span text:style-name="T17"><text:tab/>int fd[3][2];</text:span></text:p>
      <text:p text:style-name="P4"><text:span text:style-name="T17"><text:tab/>for (int i = 0; i &lt; 3; i++) {</text:span></text:p>
      <text:p text:style-name="P4"><text:span text:style-name="T17"><text:tab/><text:tab/>if (pipe(fd[i]) == -1) { return 2; }</text:span></text:p>
      <text:p text:style-name="P4"><text:span text:style-name="T17"><text:tab/>}</text:span></text:p>
      <text:p text:style-name="P4"><text:span text:style-name="T17"><text:tab/></text:span></text:p>
      <text:p text:style-name="P4"><text:span text:style-name="T17"><text:tab/>int pid = fork();</text:span></text:p>
      <text:p text:style-name="P4"><text:soft-page-break/><text:span text:style-name="T17"/></text:p>
      <text:p text:style-name="P4"><text:span text:style-name="T17"><text:tab/>if (pid == -1) { return 3; }</text:span></text:p>
      <text:p text:style-name="P4"><text:span text:style-name="T17"><text:tab/>if (pid == 0) { // 65--90 +32</text:span></text:p>
      <text:p text:style-name="P4"><text:span text:style-name="T17"><text:tab/><text:tab/>close(fd[1][0]);</text:span></text:p>
      <text:p text:style-name="P4"><text:span text:style-name="T17"><text:tab/><text:tab/>close(fd[0][1]);</text:span></text:p>
      <text:p text:style-name="P4"><text:span text:style-name="T17"><text:tab/><text:tab/>close(fd[2][0]);</text:span></text:p>
      <text:p text:style-name="P4"><text:span text:style-name="T17"><text:tab/><text:tab/>close(fd[2][1]);</text:span></text:p>
      <text:p text:style-name="P4"><text:span text:style-name="T17"/></text:p>
      <text:p text:style-name="P4"><text:span text:style-name="T17"><text:tab/><text:tab/>dup2(fd[0][0], STDIN_FILENO);</text:span></text:p>
      <text:p text:style-name="P4"><text:span text:style-name="T17"><text:tab/><text:tab/>dup2(fd[1][1], STDOUT_FILENO);</text:span></text:p>
      <text:p text:style-name="P4"><text:span text:style-name="T17"/></text:p>
      <text:p text:style-name="P4"><text:span text:style-name="T17"><text:tab/><text:tab/>close(fd[0][0]);</text:span></text:p>
      <text:p text:style-name="P4"><text:span text:style-name="T17"><text:tab/><text:tab/>close(fd[1][1]);</text:span></text:p>
      <text:p text:style-name="P4"><text:span text:style-name="T17"/></text:p>
      <text:p text:style-name="P4"><text:span text:style-name="T17"><text:tab/><text:tab/>execlp("./child", "child", (char *)NULL);</text:span></text:p>
      <text:p text:style-name="P4"><text:span text:style-name="T17"><text:tab/>}</text:span></text:p>
      <text:p text:style-name="P4"><text:span text:style-name="T17"/></text:p>
      <text:p text:style-name="P4"><text:span text:style-name="T17"><text:tab/>int pid2 = fork();</text:span></text:p>
      <text:p text:style-name="P4"><text:span text:style-name="T17"><text:tab/>if (pid2 == 0) { //child 2</text:span></text:p>
      <text:p text:style-name="P4"><text:span text:style-name="T17"><text:tab/><text:tab/>close(fd[0][0]);</text:span></text:p>
      <text:p text:style-name="P4"><text:span text:style-name="T17"><text:tab/><text:tab/>close(fd[0][1]);</text:span></text:p>
      <text:p text:style-name="P4"><text:span text:style-name="T17"><text:tab/><text:tab/>close(fd[1][1]);</text:span></text:p>
      <text:p text:style-name="P4"><text:span text:style-name="T17"><text:tab/><text:tab/>close(fd[2][0]);</text:span></text:p>
      <text:p text:style-name="P4"><text:span text:style-name="T17"/></text:p>
      <text:p text:style-name="P4"><text:span text:style-name="T17"><text:tab/><text:tab/>dup2(fd[1][0], STDIN_FILENO);</text:span></text:p>
      <text:p text:style-name="P4"><text:span text:style-name="T17"><text:tab/><text:tab/>dup2(fd[2][1], STDOUT_FILENO);</text:span></text:p>
      <text:p text:style-name="P4"><text:span text:style-name="T17"/></text:p>
      <text:p text:style-name="P4"><text:span text:style-name="T17"><text:tab/><text:tab/>close(fd[1][0]);</text:span></text:p>
      <text:p text:style-name="P4"><text:span text:style-name="T17"><text:tab/><text:tab/>close(fd[2][1]);</text:span></text:p>
      <text:p text:style-name="P4"><text:span text:style-name="T17"><text:tab/><text:tab/>execlp("./child2", "child2", (char *)NULL);</text:span></text:p>
      <text:p text:style-name="P4"><text:span text:style-name="T17"/></text:p>
      <text:p text:style-name="P4"><text:span text:style-name="T17"><text:tab/><text:tab/></text:span></text:p>
      <text:p text:style-name="P4"><text:span text:style-name="T17"><text:tab/>}</text:span></text:p>
      <text:p text:style-name="P4"><text:span text:style-name="T17"><text:tab/>close(fd[0][0]);</text:span></text:p>
      <text:p text:style-name="P4"><text:span text:style-name="T17"><text:tab/>close(fd[1][0]);</text:span></text:p>
      <text:p text:style-name="P4"><text:span text:style-name="T17"><text:tab/>close(fd[1][1]);</text:span></text:p>
      <text:p text:style-name="P4"><text:span text:style-name="T17"><text:tab/>close(fd[2][1]);</text:span></text:p>
      <text:p text:style-name="P4"><text:span text:style-name="T17"/></text:p>
      <text:p text:style-name="P4"><text:span text:style-name="T17"/></text:p>
      <text:p text:style-name="P4"><text:span text:style-name="T17"><text:tab/>int size = atoi(argv[1]) + 1;</text:span></text:p>
      <text:p text:style-name="P4"><text:span text:style-name="T17"><text:tab/>char text[size];</text:span></text:p>
      <text:p text:style-name="P4"><text:span text:style-name="T17"><text:tab/>if (fgets(text, size, stdin) == NULL) { return 1; }</text:span></text:p>
      <text:p text:style-name="P4"><text:span text:style-name="T17"/></text:p>
      <text:p text:style-name="P4"><text:span text:style-name="T17"><text:tab/>if (write(fd[0][1], &amp;size, sizeof(int)) == -1) { return 4; }</text:span></text:p>
      <text:p text:style-name="P4"><text:span text:style-name="T17"><text:tab/>if (write(fd[0][1], text, size * sizeof(char)) == -1) { return 4; }</text:span></text:p>
      <text:p text:style-name="P4"><text:span text:style-name="T17"><text:tab/></text:span></text:p>
      <text:p text:style-name="P4"><text:span text:style-name="T17"><text:tab/>if (read(fd[2][0], &amp;size, sizeof(int)) == -1) { return 5; }</text:span></text:p>
      <text:p text:style-name="P4"><text:span text:style-name="T17"><text:tab/>if (read(fd[2][0], text, size * sizeof(char)) == -1) { return 5; }<text:tab/><text:tab/></text:span></text:p>
      <text:p text:style-name="P4"><text:span text:style-name="T17"><text:tab/>printf("%s\n", text);</text:span></text:p>
      <text:p text:style-name="P4"><text:span text:style-name="T17"/></text:p>
      <text:p text:style-name="P4"><text:soft-page-break/><text:span text:style-name="T17"><text:tab/>wait(NULL);</text:span></text:p>
      <text:p text:style-name="P4"><text:span text:style-name="T17"><text:tab/>wait(NULL);</text:span></text:p>
      <text:p text:style-name="P4"><text:span text:style-name="T17"/></text:p>
      <text:p text:style-name="P4"><text:span text:style-name="T17"><text:tab/>close(fd[0][1]);</text:span></text:p>
      <text:p text:style-name="P4"><text:span text:style-name="T17"><text:tab/>close(fd[2][0]);</text:span></text:p>
      <text:p text:style-name="P4"><text:span text:style-name="T17"/></text:p>
      <text:p text:style-name="P4"><text:span text:style-name="T17"><text:tab/>return 0;</text:span></text:p>
      <text:p text:style-name="P4"><text:span text:style-name="T17">}</text:span></text:p>
      <text:p text:style-name="P4"><text:span text:style-name="T17"/></text:p>
      <text:p text:style-name="P4"><text:span text:style-name="T17"> #include &lt;stdio.h&gt; </text:span></text:p>
      <text:p text:style-name="P4"><text:span text:style-name="T17">#include &lt;unistd.h&gt;</text:span></text:p>
      <text:p text:style-name="P4"><text:span text:style-name="T17"/></text:p>
      <text:p text:style-name="P4"><text:span text:style-name="T17">int main(int argc, char const *argv[]) //</text:span><text:span text:style-name="T18">child.c</text:span></text:p>
      <text:p text:style-name="P4"><text:span text:style-name="T17">{</text:span></text:p>
      <text:p text:style-name="P4"><text:span text:style-name="T17"><text:tab/>int size;</text:span></text:p>
      <text:p text:style-name="P4"><text:span text:style-name="T17"><text:tab/>read(0, &amp;size, sizeof(int));</text:span></text:p>
      <text:p text:style-name="P4"><text:span text:style-name="T17"><text:tab/>//printf("%d\n", size);</text:span></text:p>
      <text:p text:style-name="P4"><text:span text:style-name="T17"><text:tab/>char text[size];</text:span></text:p>
      <text:p text:style-name="P4"><text:span text:style-name="T17"><text:tab/>read(0, text, size * sizeof(char));</text:span></text:p>
      <text:p text:style-name="P4"><text:span text:style-name="T17"><text:tab/>for (int i = 0; i &lt; size; i++) {</text:span></text:p>
      <text:p text:style-name="P4"><text:span text:style-name="T17"><text:tab/><text:tab/>int ch = text[i];</text:span></text:p>
      <text:p text:style-name="P4"><text:span text:style-name="T17"><text:tab/><text:tab/>if (ch &gt;= 65 &amp;&amp; ch &lt;= 90) {</text:span></text:p>
      <text:p text:style-name="P4"><text:span text:style-name="T17"><text:tab/><text:tab/><text:tab/>ch += 32;</text:span></text:p>
      <text:p text:style-name="P4"><text:span text:style-name="T17"><text:tab/><text:tab/>}</text:span></text:p>
      <text:p text:style-name="P4"><text:span text:style-name="T17"><text:tab/><text:tab/>text[i] = ch;</text:span></text:p>
      <text:p text:style-name="P4"><text:span text:style-name="T17"><text:tab/>}</text:span></text:p>
      <text:p text:style-name="P4"><text:span text:style-name="T17"><text:tab/>write(1, &amp;size, sizeof(int));</text:span></text:p>
      <text:p text:style-name="P4"><text:span text:style-name="T17"><text:tab/>write(1, text, size * sizeof(char));</text:span></text:p>
      <text:p text:style-name="P4"><text:span text:style-name="T17"><text:tab/>return 0;</text:span></text:p>
      <text:p text:style-name="P4"><text:span text:style-name="T17">}</text:span></text:p>
      <text:p text:style-name="P4"><text:span text:style-name="T17"/></text:p>
      <text:p text:style-name="P4"><text:span text:style-name="T17">#include &lt;stdio.h&gt;</text:span></text:p>
      <text:p text:style-name="P4"><text:span text:style-name="T17">#include &lt;unistd.h&gt;</text:span></text:p>
      <text:p text:style-name="P4"><text:span text:style-name="T17"/></text:p>
      <text:p text:style-name="P4"><text:span text:style-name="T17">int main(int argc, char const *argv[]) //</text:span><text:span text:style-name="T18">child2.c</text:span></text:p>
      <text:p text:style-name="P4"><text:span text:style-name="T17">{</text:span></text:p>
      <text:p text:style-name="P4"><text:span text:style-name="T17"><text:tab/>int size;</text:span></text:p>
      <text:p text:style-name="P4"><text:span text:style-name="T17"><text:tab/>if (read(0, &amp;size, sizeof(int)) == -1) {return 5;}</text:span></text:p>
      <text:p text:style-name="P4"><text:span text:style-name="T17"><text:tab/>char text[size];</text:span></text:p>
      <text:p text:style-name="P4"><text:span text:style-name="T17"><text:tab/>if (read(0, text, size * sizeof(char)) == -1) {return 5;}</text:span></text:p>
      <text:p text:style-name="P4"><text:span text:style-name="T17"/></text:p>
      <text:p text:style-name="P4"><text:span text:style-name="T17"><text:tab/>int new_size = size;</text:span></text:p>
      <text:p text:style-name="P4"><text:span text:style-name="T17"><text:tab/>for (int i = 0, end = size - 1; i &lt; end; i++) {</text:span></text:p>
      <text:p text:style-name="P4"><text:span text:style-name="T17"><text:tab/><text:tab/>if (text[i] == ' ' &amp;&amp; text[i] == text[i + 1]) {</text:span></text:p>
      <text:p text:style-name="P4"><text:span text:style-name="T17"><text:tab/><text:tab/><text:tab/>for (int j = i, end = size - 1; j &lt; end; j++) {</text:span></text:p>
      <text:p text:style-name="P4"><text:span text:style-name="T17"><text:tab/><text:tab/><text:tab/><text:tab/>text[j] = text[j + 1];</text:span></text:p>
      <text:p text:style-name="P4"><text:span text:style-name="T17"><text:tab/><text:tab/><text:tab/>}</text:span></text:p>
      <text:p text:style-name="P4"><text:span text:style-name="T17"><text:tab/><text:tab/><text:tab/>size--;</text:span></text:p>
      <text:p text:style-name="P4"><text:span text:style-name="T17"><text:tab/><text:tab/><text:tab/>i--;</text:span></text:p>
      <text:p text:style-name="P4"><text:span text:style-name="T17"><text:tab/><text:tab/>}</text:span></text:p>
      <text:p text:style-name="P4"><text:soft-page-break/><text:span text:style-name="T17"><text:tab/>}</text:span></text:p>
      <text:p text:style-name="P4"><text:span text:style-name="T17"/></text:p>
      <text:p text:style-name="P4"><text:span text:style-name="T17"><text:tab/>if (write(1, &amp;new_size, sizeof(int)) == -1) { return 4; }</text:span></text:p>
      <text:p text:style-name="P4"><text:span text:style-name="T17"><text:tab/>if (write(1, text, new_size * sizeof(char)) == -1) { return 4; }</text:span></text:p>
      <text:p text:style-name="P4"><text:span text:style-name="T17"><text:tab/>return 0;</text:span></text:p>
      <text:p text:style-name="P4"><text:span text:style-name="T17">}</text:span></text:p>
      <text:p text:style-name="P15"/>
      <text:p text:style-name="Standard_20__28_user_29_"><text:span text:style-name="T3">Демонстрация работы программы</text:span></text:p>
      <text:p text:style-name="P32"><text:span text:style-name="T21">user@brokiloene:~/Desktop/all/os/lab_1/lab_1/src$ ./main 25</text:span></text:p>
      <text:p text:style-name="P32"><text:span text:style-name="T19">ThiS <text:s/>is a TEST <text:s/>SEntence </text:span></text:p>
      <text:p text:style-name="P32"><text:span text:style-name="T19">this is a test sentence</text:span></text:p>
      <text:p text:style-name="P32"><text:span text:style-name="T19"/></text:p>
      <text:p text:style-name="P27"><text:span text:style-name="T9"/></text:p>
      <text:p text:style-name="P26"><text:span text:style-name="T3">Выводы</text:span></text:p>
      <text:p text:style-name="P26"><text:span text:style-name="T1">Я приобрёл навыки в управлении процессами в ОС </text:span><text:span text:style-name="T5">Unix</text:span><text:span text:style-name="T1"> и обеспечении обмена данных между процессами при помощи кана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urier New" svg:font-family="'Courier New'" style:font-family-generic="system" style:font-pitch="variable"/>
    <style:font-face style:name="D050000L" svg:font-family="D050000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>
      <style:paragraph-properties fo:margin-left="-0.0984in" fo:margin-right="0in" fo:margin-top="0in" fo:margin-bottom="0.111in" style:contextual-spacing="false" fo:line-height="150%" fo:text-align="justify" style:justify-single-word="false" fo:orphans="2" fo:widows="2" fo:hyphenation-ladder-count="no-limit" fo:text-indent="0in" style:auto-text-indent="false" style:vertical-align="baseline" style:writing-mode="lr-tb">
        <style:tab-stops>
          <style:tab-stop style:position="2.3689in"/>
        </style:tab-stops>
      </style:paragraph-properties>
      <style:text-properties style:language-asian="ru" style:country-asian="RU" style:font-size-complex="11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4pt" fo:font-style="italic" style:font-size-asian="14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3335in" fo:margin-bottom="0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class="index">
      <style:paragraph-properties fo:margin-top="0.1665in" fo:margin-bottom="0.0835in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class="index">
      <style:paragraph-properties fo:margin-left="0.305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class="index">
      <style:paragraph-properties fo:margin-left="0.458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class="index">
      <style:paragraph-properties fo:margin-left="0.611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class="index">
      <style:paragraph-properties fo:margin-left="0.7638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class="index">
      <style:paragraph-properties fo:margin-left="0.9165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1.0693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1.222in" fo:margin-right="0in" fo:margin-top="0in" fo:margin-bottom="0in" style:contextual-spacing="false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9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2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3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4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5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6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7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6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6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9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8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8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8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12</meta:editing-cycles>
    <meta:print-date>2021-09-19T17:03:00</meta:print-date>
    <meta:creation-date>2021-09-19T15:42:00</meta:creation-date>
    <dc:date>2022-10-13T14:30:40.633455781</dc:date>
    <meta:editing-duration>PT5M50S</meta:editing-duration>
    <meta:generator>LibreOffice/7.3.6.2$Linux_X86_64 LibreOffice_project/30$Build-2</meta:generator>
    <meta:document-statistic meta:table-count="0" meta:image-count="0" meta:object-count="0" meta:page-count="7" meta:paragraph-count="150" meta:word-count="668" meta:character-count="4619" meta:non-whitespace-character-count="39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